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7cm"/>
    </style:style>
    <style:style style:name="co2" style:family="table-column">
      <style:table-column-properties fo:break-before="auto" style:column-width="42.448cm"/>
    </style:style>
    <style:style style:name="co3" style:family="table-column">
      <style:table-column-properties fo:break-before="auto" style:column-width="2.041cm"/>
    </style:style>
    <style:style style:name="co4" style:family="table-column">
      <style:table-column-properties fo:break-before="auto" style:column-width="2.267cm"/>
    </style:style>
    <style:style style:name="ro1" style:family="table-row">
      <style:table-row-properties style:row-height="0.41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key</text:p>
          </table:table-cell>
          <table:table-cell office:value-type="string">
            <text:p><text:s/>en</text:p>
          </table:table-cell>
          <table:table-cell office:value-type="string">
            <text:p><text:s/>fr</text:p>
          </table:table-cell>
        </table:table-row>
        <table:table-row table:style-name="ro1">
          <table:table-cell office:value-type="string">
            <text:p>country</text:p>
          </table:table-cell>
          <table:table-cell office:value-type="string">
            <text:p>Country</text:p>
          </table:table-cell>
          <table:table-cell office:value-type="string">
            <text:p>Pays</text:p>
          </table:table-cell>
        </table:table-row>
        <table:table-row table:style-name="ro1">
          <table:table-cell office:value-type="string">
            <text:p>countries</text:p>
          </table:table-cell>
          <table:table-cell office:value-type="string">
            <text:p>Countries</text:p>
          </table:table-cell>
          <table:table-cell office:value-type="string">
            <text:p>Des pays</text:p>
          </table:table-cell>
        </table:table-row>
        <table:table-row table:style-name="ro1">
          <table:table-cell office:value-type="string">
            <text:p>site</text:p>
          </table:table-cell>
          <table:table-cell table:number-columns-repeated="2" office:value-type="string">
            <text:p>Site</text:p>
          </table:table-cell>
        </table:table-row>
        <table:table-row table:style-name="ro1">
          <table:table-cell office:value-type="string">
            <text:p>sites</text:p>
          </table:table-cell>
          <table:table-cell table:number-columns-repeated="2" office:value-type="string">
            <text:p>Sites</text:p>
          </table:table-cell>
        </table:table-row>
        <table:table-row table:style-name="ro1">
          <table:table-cell office:value-type="string">
            <text:p>criticalSites</text:p>
          </table:table-cell>
          <table:table-cell office:value-type="string">
            <text:p>Critical sites</text:p>
          </table:table-cell>
          <table:table-cell office:value-type="string">
            <text:p>Sites critiques</text:p>
          </table:table-cell>
        </table:table-row>
        <table:table-row table:style-name="ro1">
          <table:table-cell office:value-type="string">
            <text:p>sitesList</text:p>
          </table:table-cell>
          <table:table-cell office:value-type="string">
            <text:p>Sites list</text:p>
          </table:table-cell>
          <table:table-cell office:value-type="string">
            <text:p>Liste des sites</text:p>
          </table:table-cell>
        </table:table-row>
        <table:table-row table:style-name="ro1">
          <table:table-cell office:value-type="string">
            <text:p>speciesList</text:p>
          </table:table-cell>
          <table:table-cell office:value-type="string">
            <text:p>Species list</text:p>
          </table:table-cell>
          <table:table-cell office:value-type="string">
            <text:p>Liste des espèces</text:p>
          </table:table-cell>
        </table:table-row>
        <table:table-row table:style-name="ro1">
          <table:table-cell office:value-type="string">
            <text:p>triggerSpeciesList</text:p>
          </table:table-cell>
          <table:table-cell table:number-columns-repeated="2" office:value-type="string">
            <text:p>Trigger species list</text:p>
          </table:table-cell>
        </table:table-row>
        <table:table-row table:style-name="ro1">
          <table:table-cell office:value-type="string">
            <text:p>species</text:p>
          </table:table-cell>
          <table:table-cell office:value-type="string">
            <text:p>Species</text:p>
          </table:table-cell>
          <table:table-cell office:value-type="string">
            <text:p>Espèces</text:p>
          </table:table-cell>
        </table:table-row>
        <table:table-row table:style-name="ro1">
          <table:table-cell office:value-type="string">
            <text:p>original_species</text:p>
          </table:table-cell>
          <table:table-cell office:value-type="string">
            <text:p>Scientific name</text:p>
          </table:table-cell>
          <table:table-cell office:value-type="string">
            <text:p>Nom scientifique</text:p>
          </table:table-cell>
        </table:table-row>
        <table:table-row table:style-name="ro1">
          <table:table-cell office:value-type="string">
            <text:p>populations</text:p>
          </table:table-cell>
          <table:table-cell table:number-columns-repeated="2" office:value-type="string">
            <text:p>Populations</text:p>
          </table:table-cell>
        </table:table-row>
        <table:table-row table:style-name="ro1">
          <table:table-cell office:value-type="string">
            <text:p>populationname</text:p>
          </table:table-cell>
          <table:table-cell table:number-columns-repeated="2" office:value-type="string">
            <text:p>Populations</text:p>
          </table:table-cell>
        </table:table-row>
        <table:table-row table:style-name="ro1">
          <table:table-cell office:value-type="string">
            <text:p>original_popname</text:p>
          </table:table-cell>
          <table:table-cell table:number-columns-repeated="2" office:value-type="string">
            <text:p>Populations</text:p>
          </table:table-cell>
        </table:table-row>
        <table:table-row table:style-name="ro1">
          <table:table-cell office:value-type="string">
            <text:p>lookAlikeSpecies</text:p>
          </table:table-cell>
          <table:table-cell office:value-type="string">
            <text:p>Look-alike Species</text:p>
          </table:table-cell>
          <table:table-cell office:value-type="string">
            <text:p>Espèces semblables</text:p>
          </table:table-cell>
        </table:table-row>
        <table:table-row table:style-name="ro1">
          <table:table-cell office:value-type="string">
            <text:p>guidelines</text:p>
          </table:table-cell>
          <table:table-cell office:value-type="string">
            <text:p>Guidelines</text:p>
          </table:table-cell>
          <table:table-cell office:value-type="string">
            <text:p>Lignes directrices</text:p>
          </table:table-cell>
        </table:table-row>
        <table:table-row table:style-name="ro1">
          <table:table-cell office:value-type="string">
            <text:p>about</text:p>
          </table:table-cell>
          <table:table-cell office:value-type="string">
            <text:p>About</text:p>
          </table:table-cell>
          <table:table-cell office:value-type="string">
            <text:p>Sur</text:p>
          </table:table-cell>
        </table:table-row>
        <table:table-row table:style-name="ro1">
          <table:table-cell office:value-type="string">
            <text:p>advancedSearch</text:p>
          </table:table-cell>
          <table:table-cell office:value-type="string">
            <text:p>Advanced search</text:p>
          </table:table-cell>
          <table:table-cell office:value-type="string">
            <text:p>Recherche Avancée</text:p>
          </table:table-cell>
        </table:table-row>
        <table:table-row table:style-name="ro1">
          <table:table-cell office:value-type="string">
            <text:p>stay-update</text:p>
          </table:table-cell>
          <table:table-cell office:value-type="string">
            <text:p>Stay update</text:p>
          </table:table-cell>
          <table:table-cell office:value-type="string">
            <text:p>Restez à jour</text:p>
          </table:table-cell>
        </table:table-row>
        <table:table-row table:style-name="ro1">
          <table:table-cell office:value-type="string">
            <text:p>site_name</text:p>
          </table:table-cell>
          <table:table-cell office:value-type="string">
            <text:p>IBA name</text:p>
          </table:table-cell>
          <table:table-cell office:value-type="string">
            <text:p>Nom IBA</text:p>
          </table:table-cell>
        </table:table-row>
        <table:table-row table:style-name="ro1">
          <table:table-cell office:value-type="string">
            <text:p>csn_site_name</text:p>
          </table:table-cell>
          <table:table-cell office:value-type="string">
            <text:p>Critical site name</text:p>
          </table:table-cell>
          <table:table-cell office:value-type="string">
            <text:p>Nom de site critique</text:p>
          </table:table-cell>
        </table:table-row>
        <table:table-row table:style-name="ro1">
          <table:table-cell office:value-type="string">
            <text:p>csn_name</text:p>
          </table:table-cell>
          <table:table-cell office:value-type="string">
            <text:p>Critical site</text:p>
          </table:table-cell>
          <table:table-cell office:value-type="string">
            <text:p>Site critique</text:p>
          </table:table-cell>
        </table:table-row>
        <table:table-row table:style-name="ro1">
          <table:table-cell office:value-type="string">
            <text:p>scientific_name</text:p>
          </table:table-cell>
          <table:table-cell office:value-type="string">
            <text:p>Scientific name</text:p>
          </table:table-cell>
          <table:table-cell office:value-type="string">
            <text:p>Nom scientifique</text:p>
          </table:table-cell>
        </table:table-row>
        <table:table-row table:style-name="ro1">
          <table:table-cell office:value-type="string">
            <text:p>english_name</text:p>
          </table:table-cell>
          <table:table-cell office:value-type="string">
            <text:p>English name</text:p>
          </table:table-cell>
          <table:table-cell office:value-type="string">
            <text:p>Nom anglais</text:p>
          </table:table-cell>
        </table:table-row>
        <table:table-row table:style-name="ro1">
          <table:table-cell office:value-type="string">
            <text:p>protected</text:p>
          </table:table-cell>
          <table:table-cell office:value-type="string">
            <text:p>Protected</text:p>
          </table:table-cell>
          <table:table-cell office:value-type="string">
            <text:p>Protégé</text:p>
          </table:table-cell>
        </table:table-row>
        <table:table-row table:style-name="ro1">
          <table:table-cell office:value-type="string">
            <text:p>family</text:p>
          </table:table-cell>
          <table:table-cell office:value-type="string">
            <text:p>Family</text:p>
          </table:table-cell>
          <table:table-cell office:value-type="string">
            <text:p>Famille</text:p>
          </table:table-cell>
        </table:table-row>
        <table:table-row table:style-name="ro1">
          <table:table-cell office:value-type="string">
            <text:p>confusion_name</text:p>
          </table:table-cell>
          <table:table-cell office:value-type="string">
            <text:p>Look-alike name</text:p>
          </table:table-cell>
          <table:table-cell office:value-type="string">
            <text:p>Nom semblable</text:p>
          </table:table-cell>
        </table:table-row>
        <table:table-row table:style-name="ro1">
          <table:table-cell office:value-type="string">
            <text:p>confusion_species</text:p>
          </table:table-cell>
          <table:table-cell office:value-type="string">
            <text:p>No. of look-alike species populations</text:p>
          </table:table-cell>
          <table:table-cell office:value-type="string">
            <text:p>No. de populations despèces semblables</text:p>
          </table:table-cell>
        </table:table-row>
        <table:table-row table:style-name="ro1">
          <table:table-cell office:value-type="string">
            <text:p>confusion_species_as</text:p>
          </table:table-cell>
          <table:table-cell office:value-type="string">
            <text:p>No. of look-alike species populations in Col A</text:p>
          </table:table-cell>
          <table:table-cell office:value-type="string">
            <text:p>No. de populations despèces dans la Col A</text:p>
          </table:table-cell>
        </table:table-row>
        <table:table-row table:style-name="ro1">
          <table:table-cell office:value-type="string">
            <text:p>confusion_population</text:p>
          </table:table-cell>
          <table:table-cell table:number-columns-repeated="2" office:value-type="string">
            <text:p>Population</text:p>
          </table:table-cell>
        </table:table-row>
        <table:table-row table:style-name="ro1">
          <table:table-cell office:value-type="string">
            <text:p>genus</text:p>
          </table:table-cell>
          <table:table-cell office:value-type="string">
            <text:p>Genus</text:p>
          </table:table-cell>
          <table:table-cell office:value-type="string">
            <text:p>Genre</text:p>
          </table:table-cell>
        </table:table-row>
        <table:table-row table:style-name="ro1">
          <table:table-cell office:value-type="string">
            <text:p>country_status</text:p>
          </table:table-cell>
          <table:table-cell office:value-type="string">
            <text:p>Status</text:p>
          </table:table-cell>
          <table:table-cell office:value-type="string">
            <text:p>Statut</text:p>
          </table:table-cell>
        </table:table-row>
        <table:table-row table:style-name="ro1">
          <table:table-cell office:value-type="string">
            <text:p>getStarted</text:p>
          </table:table-cell>
          <table:table-cell office:value-type="string">
            <text:p>Get started</text:p>
          </table:table-cell>
          <table:table-cell office:value-type="string">
            <text:p>Commencer</text:p>
          </table:table-cell>
        </table:table-row>
        <table:table-row table:style-name="ro1">
          <table:table-cell office:value-type="string">
            <text:p>back</text:p>
          </table:table-cell>
          <table:table-cell office:value-type="string">
            <text:p>Back</text:p>
          </table:table-cell>
          <table:table-cell office:value-type="string">
            <text:p>Arrière</text:p>
          </table:table-cell>
        </table:table-row>
        <table:table-row table:style-name="ro1">
          <table:table-cell office:value-type="string">
            <text:p>backToSpecies</text:p>
          </table:table-cell>
          <table:table-cell office:value-type="string">
            <text:p>Back to all species</text:p>
          </table:table-cell>
          <table:table-cell office:value-type="string">
            <text:p>Retour à toutes les espèces</text:p>
          </table:table-cell>
        </table:table-row>
        <table:table-row table:style-name="ro1">
          <table:table-cell office:value-type="string">
            <text:p>backToCountries</text:p>
          </table:table-cell>
          <table:table-cell office:value-type="string">
            <text:p>Back to countries</text:p>
          </table:table-cell>
          <table:table-cell office:value-type="string">
            <text:p>Retour aux pays</text:p>
          </table:table-cell>
        </table:table-row>
        <table:table-row table:style-name="ro1">
          <table:table-cell office:value-type="string">
            <text:p>backToSpecies</text:p>
          </table:table-cell>
          <table:table-cell office:value-type="string">
            <text:p>Back to species</text:p>
          </table:table-cell>
          <table:table-cell office:value-type="string">
            <text:p>Retour aux espèces</text:p>
          </table:table-cell>
        </table:table-row>
        <table:table-row table:style-name="ro1">
          <table:table-cell office:value-type="string">
            <text:p>backToSites</text:p>
          </table:table-cell>
          <table:table-cell office:value-type="string">
            <text:p>Back to sites</text:p>
          </table:table-cell>
          <table:table-cell office:value-type="string">
            <text:p>Retour aux sites</text:p>
          </table:table-cell>
        </table:table-row>
        <table:table-row table:style-name="ro1">
          <table:table-cell office:value-type="string">
            <text:p>iba_criteria</text:p>
          </table:table-cell>
          <table:table-cell office:value-type="string">
            <text:p>IBA criteria</text:p>
          </table:table-cell>
          <table:table-cell office:value-type="string">
            <text:p>Critères IBA</text:p>
          </table:table-cell>
        </table:table-row>
        <table:table-row table:style-name="ro1">
          <table:table-cell office:value-type="string">
            <text:p>iba_species</text:p>
          </table:table-cell>
          <table:table-cell office:value-type="string">
            <text:p>No. IBA qualifying species</text:p>
          </table:table-cell>
          <table:table-cell office:value-type="string">
            <text:p>No. despèces qualifiées IBA</text:p>
          </table:table-cell>
        </table:table-row>
        <table:table-row table:style-name="ro1">
          <table:table-cell office:value-type="string">
            <text:p>geometric_mean</text:p>
          </table:table-cell>
          <table:table-cell office:value-type="string">
            <text:p>Geometric Mean</text:p>
          </table:table-cell>
          <table:table-cell office:value-type="string">
            <text:p>Moyenne géométrique</text:p>
          </table:table-cell>
        </table:table-row>
        <table:table-row table:style-name="ro1">
          <table:table-cell office:value-type="string">
            <text:p>season</text:p>
          </table:table-cell>
          <table:table-cell office:value-type="string">
            <text:p>Season</text:p>
          </table:table-cell>
          <table:table-cell office:value-type="string">
            <text:p>Saison</text:p>
          </table:table-cell>
        </table:table-row>
        <table:table-row table:style-name="ro1">
          <table:table-cell office:value-type="string">
            <text:p>csn</text:p>
          </table:table-cell>
          <table:table-cell table:number-columns-repeated="2" office:value-type="string">
            <text:p>CSN</text:p>
          </table:table-cell>
        </table:table-row>
        <table:table-row table:style-name="ro1">
          <table:table-cell office:value-type="string">
            <text:p>csn_criteria</text:p>
          </table:table-cell>
          <table:table-cell office:value-type="string">
            <text:p>CSN criteria</text:p>
          </table:table-cell>
          <table:table-cell office:value-type="string">
            <text:p>Critères CSN</text:p>
          </table:table-cell>
        </table:table-row>
        <table:table-row table:style-name="ro1">
          <table:table-cell office:value-type="string">
            <text:p>csn_species</text:p>
          </table:table-cell>
          <table:table-cell office:value-type="string">
            <text:p>No. CSN qualifying species</text:p>
          </table:table-cell>
          <table:table-cell office:value-type="string">
            <text:p>No. despèces qualifiées CSN</text:p>
          </table:table-cell>
        </table:table-row>
        <table:table-row table:style-name="ro1">
          <table:table-cell office:value-type="string">
            <text:p>iba</text:p>
          </table:table-cell>
          <table:table-cell table:number-columns-repeated="2" office:value-type="string">
            <text:p>IBA</text:p>
          </table:table-cell>
        </table:table-row>
        <table:table-row table:style-name="ro1">
          <table:table-cell office:value-type="string">
            <text:p>iso3</text:p>
          </table:table-cell>
          <table:table-cell table:number-columns-repeated="2" office:value-type="string">
            <text:p>ISO</text:p>
          </table:table-cell>
        </table:table-row>
        <table:table-row table:style-name="ro1">
          <table:table-cell office:value-type="string">
            <text:p>maximum</text:p>
          </table:table-cell>
          <table:table-cell table:number-columns-repeated="2" office:value-type="string">
            <text:p>Maximum</text:p>
          </table:table-cell>
        </table:table-row>
        <table:table-row table:style-name="ro1">
          <table:table-cell office:value-type="string">
            <text:p>minimum</text:p>
          </table:table-cell>
          <table:table-cell table:number-columns-repeated="2" office:value-type="string">
            <text:p>Minimum</text:p>
          </table:table-cell>
        </table:table-row>
        <table:table-row table:style-name="ro1">
          <table:table-cell office:value-type="string">
            <text:p>avg</text:p>
          </table:table-cell>
          <table:table-cell office:value-type="string">
            <text:p>Geographic mean</text:p>
          </table:table-cell>
          <table:table-cell office:value-type="string">
            <text:p>Moyenne géographique</text:p>
          </table:table-cell>
        </table:table-row>
        <table:table-row table:style-name="ro1">
          <table:table-cell office:value-type="string">
            <text:p>population</text:p>
          </table:table-cell>
          <table:table-cell table:number-columns-repeated="2" office:value-type="string">
            <text:p>Population</text:p>
          </table:table-cell>
        </table:table-row>
        <table:table-row table:style-name="ro1">
          <table:table-cell office:value-type="string">
            <text:p>a</text:p>
          </table:table-cell>
          <table:table-cell table:number-columns-repeated="2" office:value-type="string">
            <text:p>A</text:p>
          </table:table-cell>
        </table:table-row>
        <table:table-row table:style-name="ro1">
          <table:table-cell office:value-type="string">
            <text:p>b</text:p>
          </table:table-cell>
          <table:table-cell table:number-columns-repeated="2" office:value-type="string">
            <text:p>B</text:p>
          </table:table-cell>
        </table:table-row>
        <table:table-row table:style-name="ro1">
          <table:table-cell office:value-type="string">
            <text:p>c</text:p>
          </table:table-cell>
          <table:table-cell table:number-columns-repeated="2" office:value-type="string">
            <text:p>C</text:p>
          </table:table-cell>
        </table:table-row>
        <table:table-row table:style-name="ro1">
          <table:table-cell office:value-type="string">
            <text:p>original_a</text:p>
          </table:table-cell>
          <table:table-cell table:number-columns-repeated="2" office:value-type="string">
            <text:p>A</text:p>
          </table:table-cell>
        </table:table-row>
        <table:table-row table:style-name="ro1">
          <table:table-cell office:value-type="string">
            <text:p>original_b</text:p>
          </table:table-cell>
          <table:table-cell table:number-columns-repeated="2" office:value-type="string">
            <text:p>B</text:p>
          </table:table-cell>
        </table:table-row>
        <table:table-row table:style-name="ro1">
          <table:table-cell office:value-type="string">
            <text:p>original_c</text:p>
          </table:table-cell>
          <table:table-cell table:number-columns-repeated="2" office:value-type="string">
            <text:p>C</text:p>
          </table:table-cell>
        </table:table-row>
        <table:table-row table:style-name="ro1">
          <table:table-cell office:value-type="string">
            <text:p>flyway_range</text:p>
          </table:table-cell>
          <table:table-cell office:value-type="string">
            <text:p>Multispecies flyway</text:p>
          </table:table-cell>
          <table:table-cell office:value-type="string">
            <text:p>Voie de migration multispécifique</text:p>
          </table:table-cell>
        </table:table-row>
        <table:table-row table:style-name="ro1">
          <table:table-cell office:value-type="string">
            <text:p>caf_action_plan</text:p>
          </table:table-cell>
          <table:table-cell table:number-columns-repeated="2" office:value-type="string">
            <text:p>CMS CAF</text:p>
          </table:table-cell>
        </table:table-row>
        <table:table-row table:style-name="ro1">
          <table:table-cell office:value-type="string">
            <text:p>eu_birds_directive</text:p>
          </table:table-cell>
          <table:table-cell office:value-type="string">
            <text:p>EU Birds directive</text:p>
          </table:table-cell>
          <table:table-cell office:value-type="string">
            <text:p>Directive Oiseaux de lUE</text:p>
          </table:table-cell>
        </table:table-row>
        <table:table-row table:style-name="ro1">
          <table:table-cell office:value-type="string">
            <text:p>year_start</text:p>
          </table:table-cell>
          <table:table-cell office:value-type="string">
            <text:p>Start</text:p>
          </table:table-cell>
          <table:table-cell office:value-type="string">
            <text:p>Début</text:p>
          </table:table-cell>
        </table:table-row>
        <table:table-row table:style-name="ro1">
          <table:table-cell office:value-type="string">
            <text:p>year_end</text:p>
          </table:table-cell>
          <table:table-cell office:value-type="string">
            <text:p>End</text:p>
          </table:table-cell>
          <table:table-cell office:value-type="string">
            <text:p>Fin</text:p>
          </table:table-cell>
        </table:table-row>
        <table:table-row table:style-name="ro1">
          <table:table-cell office:value-type="string">
            <text:p>size_min</text:p>
          </table:table-cell>
          <table:table-cell table:number-columns-repeated="2" office:value-type="string">
            <text:p>Minimum</text:p>
          </table:table-cell>
        </table:table-row>
        <table:table-row table:style-name="ro1">
          <table:table-cell office:value-type="string">
            <text:p>size_max</text:p>
          </table:table-cell>
          <table:table-cell table:number-columns-repeated="2" office:value-type="string">
            <text:p>Maximum</text:p>
          </table:table-cell>
        </table:table-row>
        <table:table-row table:style-name="ro1">
          <table:table-cell office:value-type="string">
            <text:p>ramsar_criterion</text:p>
          </table:table-cell>
          <table:table-cell office:value-type="string">
            <text:p>Ramsar criterion 6</text:p>
          </table:table-cell>
          <table:table-cell office:value-type="string">
            <text:p>Critère Ramsar 6</text:p>
          </table:table-cell>
        </table:table-row>
        <table:table-row table:style-name="ro1">
          <table:table-cell office:value-type="string">
            <text:p>table_1_status</text:p>
          </table:table-cell>
          <table:table-cell office:value-type="string">
            <text:p>Table 1 Status</text:p>
          </table:table-cell>
          <table:table-cell office:value-type="string">
            <text:p>Tableau 1 statut</text:p>
          </table:table-cell>
        </table:table-row>
        <table:table-row table:style-name="ro1">
          <table:table-cell office:value-type="string">
            <text:p>total_percentage</text:p>
          </table:table-cell>
          <table:table-cell office:value-type="string">
            <text:p>Total %</text:p>
          </table:table-cell>
          <table:table-cell office:value-type="string">
            <text:p>% Total</text:p>
          </table:table-cell>
        </table:table-row>
        <table:table-row table:style-name="ro1">
          <table:table-cell office:value-type="string">
            <text:p>ramsarCriterionTool</text:p>
          </table:table-cell>
          <table:table-cell office:value-type="string">
            <text:p>Ramsar Criterion 6</text:p>
          </table:table-cell>
          <table:table-cell office:value-type="string">
            <text:p>Critère Ramsar 6</text:p>
          </table:table-cell>
        </table:table-row>
        <table:table-row table:style-name="ro1">
          <table:table-cell office:value-type="string">
            <text:p>ramsarCriterionToolTitle</text:p>
          </table:table-cell>
          <table:table-cell office:value-type="string">
            <text:p>Ramsar Criterion 6 Thresholds</text:p>
          </table:table-cell>
          <table:table-cell office:value-type="string">
            <text:p>Critère Ramsar 6 Seuils</text:p>
          </table:table-cell>
        </table:table-row>
        <table:table-row table:style-name="ro1">
          <table:table-cell office:value-type="string">
            <text:p>habitats</text:p>
          </table:table-cell>
          <table:table-cell table:number-columns-repeated="2" office:value-type="string">
            <text:p>Habitats</text:p>
          </table:table-cell>
        </table:table-row>
        <table:table-row table:style-name="ro1">
          <table:table-cell office:value-type="string">
            <text:p>habitat_name</text:p>
          </table:table-cell>
          <table:table-cell office:value-type="string">
            <text:p>Habitat name</text:p>
          </table:table-cell>
          <table:table-cell office:value-type="string">
            <text:p>Nom de lhabitat</text:p>
          </table:table-cell>
        </table:table-row>
        <table:table-row table:style-name="ro1">
          <table:table-cell office:value-type="string">
            <text:p>habitat_level_1</text:p>
          </table:table-cell>
          <table:table-cell office:value-type="string">
            <text:p>Habitat level 1</text:p>
          </table:table-cell>
          <table:table-cell office:value-type="string">
            <text:p>Niveau dhabitat 1</text:p>
          </table:table-cell>
        </table:table-row>
        <table:table-row table:style-name="ro1">
          <table:table-cell office:value-type="string">
            <text:p>habitat_level_2</text:p>
          </table:table-cell>
          <table:table-cell office:value-type="string">
            <text:p>Habitat level 2</text:p>
          </table:table-cell>
          <table:table-cell office:value-type="string">
            <text:p>Niveau dhabitat 2</text:p>
          </table:table-cell>
        </table:table-row>
        <table:table-row table:style-name="ro1">
          <table:table-cell office:value-type="string">
            <text:p>groupBy</text:p>
          </table:table-cell>
          <table:table-cell office:value-type="string">
            <text:p>Group by</text:p>
          </table:table-cell>
          <table:table-cell office:value-type="string">
            <text:p>Regroupez par</text:p>
          </table:table-cell>
        </table:table-row>
        <table:table-row table:style-name="ro1">
          <table:table-cell office:value-type="string">
            <text:p>countriesFilter</text:p>
          </table:table-cell>
          <table:table-cell office:value-type="string">
            <text:p>Any term in the table</text:p>
          </table:table-cell>
          <table:table-cell office:value-type="string">
            <text:p>Tout terme dans le tableau</text:p>
          </table:table-cell>
        </table:table-row>
        <table:table-row table:style-name="ro1">
          <table:table-cell office:value-type="string">
            <text:p>countriesNameSearch</text:p>
          </table:table-cell>
          <table:table-cell office:value-type="string">
            <text:p>Country name</text:p>
          </table:table-cell>
          <table:table-cell office:value-type="string">
            <text:p>Nom du pays</text:p>
          </table:table-cell>
        </table:table-row>
        <table:table-row table:style-name="ro1">
          <table:table-cell office:value-type="string">
            <text:p>searchBy</text:p>
          </table:table-cell>
          <table:table-cell office:value-type="string">
            <text:p>Search by</text:p>
          </table:table-cell>
          <table:table-cell office:value-type="string">
            <text:p>Recherché par</text:p>
          </table:table-cell>
        </table:table-row>
        <table:table-row table:style-name="ro1">
          <table:table-cell office:value-type="string">
            <text:p>sitesFilter</text:p>
          </table:table-cell>
          <table:table-cell office:value-type="string">
            <text:p>Any term in the table</text:p>
          </table:table-cell>
          <table:table-cell office:value-type="string">
            <text:p>Tout terme dans le tableau</text:p>
          </table:table-cell>
        </table:table-row>
        <table:table-row table:style-name="ro1">
          <table:table-cell office:value-type="string">
            <text:p>selectAnotherPoint</text:p>
          </table:table-cell>
          <table:table-cell office:value-type="string">
            <text:p>Select another point</text:p>
          </table:table-cell>
          <table:table-cell office:value-type="string">
            <text:p>Sélectionnez un autre point</text:p>
          </table:table-cell>
        </table:table-row>
        <table:table-row table:style-name="ro1">
          <table:table-cell office:value-type="string">
            <text:p>speciesFilter</text:p>
          </table:table-cell>
          <table:table-cell office:value-type="string">
            <text:p>Any term in the table</text:p>
          </table:table-cell>
          <table:table-cell office:value-type="string">
            <text:p>Tout terme dans le tableau</text:p>
          </table:table-cell>
        </table:table-row>
        <table:table-row table:style-name="ro1">
          <table:table-cell office:value-type="string">
            <text:p>iucn_category</text:p>
          </table:table-cell>
          <table:table-cell office:value-type="string">
            <text:p>Red List category</text:p>
          </table:table-cell>
          <table:table-cell office:value-type="string">
            <text:p>Catégorie de la liste rouge</text:p>
          </table:table-cell>
        </table:table-row>
        <table:table-row table:style-name="ro1">
          <table:table-cell office:value-type="string">
            <text:p>occurrence_status</text:p>
          </table:table-cell>
          <table:table-cell office:value-type="string">
            <text:p>Occurrence status</text:p>
          </table:table-cell>
          <table:table-cell office:value-type="string">
            <text:p>Statut doccurrence</text:p>
          </table:table-cell>
        </table:table-row>
        <table:table-row table:style-name="ro1">
          <table:table-cell office:value-type="string">
            <text:p>start </text:p>
          </table:table-cell>
          <table:table-cell office:value-type="string">
            <text:p>Start</text:p>
          </table:table-cell>
          <table:table-cell office:value-type="string">
            <text:p>Début</text:p>
          </table:table-cell>
        </table:table-row>
        <table:table-row table:style-name="ro1">
          <table:table-cell office:value-type="string">
            <text:p>end</text:p>
          </table:table-cell>
          <table:table-cell office:value-type="string">
            <text:p>End</text:p>
          </table:table-cell>
          <table:table-cell office:value-type="string">
            <text:p>Fin</text:p>
          </table:table-cell>
        </table:table-row>
        <table:table-row table:style-name="ro1">
          <table:table-cell office:value-type="string">
            <text:p>units</text:p>
          </table:table-cell>
          <table:table-cell office:value-type="string">
            <text:p>Units</text:p>
          </table:table-cell>
          <table:table-cell office:value-type="string">
            <text:p>Unités</text:p>
          </table:table-cell>
        </table:table-row>
        <table:table-row table:style-name="ro1">
          <table:table-cell office:value-type="string">
            <text:p>percentfly</text:p>
          </table:table-cell>
          <table:table-cell office:value-type="string">
            <text:p>Percentage flyway</text:p>
          </table:table-cell>
          <table:table-cell office:value-type="string">
            <text:p>Pourcentage de voie de migration</text:p>
          </table:table-cell>
        </table:table-row>
        <table:table-row table:style-name="ro1">
          <table:table-cell office:value-type="string">
            <text:p>csn1</text:p>
          </table:table-cell>
          <table:table-cell table:number-columns-repeated="2" office:value-type="string">
            <text:p>CSN 1</text:p>
          </table:table-cell>
        </table:table-row>
        <table:table-row table:style-name="ro1">
          <table:table-cell office:value-type="string">
            <text:p>csn2</text:p>
          </table:table-cell>
          <table:table-cell table:number-columns-repeated="2" office:value-type="string">
            <text:p>CSN 2</text:p>
          </table:table-cell>
        </table:table-row>
        <table:table-row table:style-name="ro1">
          <table:table-cell office:value-type="string">
            <text:p>map</text:p>
          </table:table-cell>
          <table:table-cell office:value-type="string">
            <text:p>Map</text:p>
          </table:table-cell>
          <table:table-cell office:value-type="string">
            <text:p>Carte</text:p>
          </table:table-cell>
        </table:table-row>
        <table:table-row table:style-name="ro1">
          <table:table-cell office:value-type="string">
            <text:p>table</text:p>
          </table:table-cell>
          <table:table-cell office:value-type="string">
            <text:p>Table</text:p>
          </table:table-cell>
          <table:table-cell office:value-type="string">
            <text:p>Tableau</text:p>
          </table:table-cell>
        </table:table-row>
        <table:table-row table:style-name="ro1">
          <table:table-cell office:value-type="string">
            <text:p>filterBy</text:p>
          </table:table-cell>
          <table:table-cell office:value-type="string">
            <text:p>Filter by</text:p>
          </table:table-cell>
          <table:table-cell office:value-type="string">
            <text:p>Filtrer par</text:p>
          </table:table-cell>
        </table:table-row>
        <table:table-row table:style-name="ro1">
          <table:table-cell office:value-type="string">
            <text:p>banner</text:p>
          </table:table-cell>
          <table:table-cell office:value-type="string">
            <text:p>The Critical Site Network (CSN) Tool is an online resource for the conservation of 294 species of waterbirds and the important sites upon which they depend in Africa and Western Eurasia.</text:p>
          </table:table-cell>
          <table:table-cell office:value-type="string">
            <text:p>Loutil Critical Site Network (CSN) est une ressource en ligne pour la conservation de 294 espèces doiseaux deau et des sites importants dont elles dépendent en Afrique et en Eurasie occidentale.</text:p>
          </table:table-cell>
        </table:table-row>
        <table:table-row table:style-name="ro1">
          <table:table-cell office:value-type="string">
            <text:p>iba_qualifying_species</text:p>
          </table:table-cell>
          <table:table-cell office:value-type="string">
            <text:p>IBA qualifying species</text:p>
          </table:table-cell>
          <table:table-cell office:value-type="string">
            <text:p>IBA espèces éligibles</text:p>
          </table:table-cell>
        </table:table-row>
        <table:table-row table:style-name="ro1">
          <table:table-cell office:value-type="string">
            <text:p>csn_qualifying_species</text:p>
          </table:table-cell>
          <table:table-cell office:value-type="string">
            <text:p>CSN qualifying species</text:p>
          </table:table-cell>
          <table:table-cell office:value-type="string">
            <text:p>CSN espèces éligibles</text:p>
          </table:table-cell>
        </table:table-row>
        <table:table-row table:style-name="ro1">
          <table:table-cell office:value-type="string">
            <text:p>iba_in_danger</text:p>
          </table:table-cell>
          <table:table-cell office:value-type="string">
            <text:p>IBA in Danger</text:p>
          </table:table-cell>
          <table:table-cell office:value-type="string">
            <text:p>IBA en Danger</text:p>
          </table:table-cell>
        </table:table-row>
        <table:table-row table:style-name="ro1">
          <table:table-cell office:value-type="string">
            <text:p>toolUse</text:p>
          </table:table-cell>
          <table:table-cell office:value-type="string">
            <text:p>What can I use this tool for?</text:p>
          </table:table-cell>
          <table:table-cell office:value-type="string">
            <text:p>Que puis-je utiliser cet outil pour?</text:p>
          </table:table-cell>
        </table:table-row>
        <table:table-row table:style-name="ro1">
          <table:table-cell office:value-type="string">
            <text:p>searchSites</text:p>
          </table:table-cell>
          <table:table-cell office:value-type="string">
            <text:p>Search sites</text:p>
          </table:table-cell>
          <table:table-cell office:value-type="string">
            <text:p>Rechercher des sites</text:p>
          </table:table-cell>
        </table:table-row>
        <table:table-row table:style-name="ro1">
          <table:table-cell office:value-type="string">
            <text:p>searchSpecies</text:p>
          </table:table-cell>
          <table:table-cell office:value-type="string">
            <text:p>Search species</text:p>
          </table:table-cell>
          <table:table-cell office:value-type="string">
            <text:p>Recherche despèces</text:p>
          </table:table-cell>
        </table:table-row>
        <table:table-row table:style-name="ro1">
          <table:table-cell office:value-type="string">
            <text:p>searchPopulations</text:p>
          </table:table-cell>
          <table:table-cell office:value-type="string">
            <text:p>Search populations</text:p>
          </table:table-cell>
          <table:table-cell office:value-type="string">
            <text:p>Recherche des populations</text:p>
          </table:table-cell>
        </table:table-row>
        <table:table-row table:style-name="ro1">
          <table:table-cell office:value-type="string">
            <text:p>searchForCountry</text:p>
          </table:table-cell>
          <table:table-cell office:value-type="string">
            <text:p>Search for a country</text:p>
          </table:table-cell>
          <table:table-cell office:value-type="string">
            <text:p>Rechercher un pays</text:p>
          </table:table-cell>
        </table:table-row>
        <table:table-row table:style-name="ro1">
          <table:table-cell office:value-type="string">
            <text:p>seeOccurringSpecies</text:p>
          </table:table-cell>
          <table:table-cell office:value-type="string">
            <text:p>and see all the occurring species</text:p>
          </table:table-cell>
          <table:table-cell office:value-type="string">
            <text:p>et voir toutes les espèces qui se produisent</text:p>
          </table:table-cell>
        </table:table-row>
        <table:table-row table:style-name="ro1">
          <table:table-cell office:value-type="string">
            <text:p>seeTheData</text:p>
          </table:table-cell>
          <table:table-cell office:value-type="string">
            <text:p>See the data</text:p>
          </table:table-cell>
          <table:table-cell office:value-type="string">
            <text:p>Voir les données</text:p>
          </table:table-cell>
        </table:table-row>
        <table:table-row table:style-name="ro1">
          <table:table-cell office:value-type="string">
            <text:p>forParticularSite</text:p>
          </table:table-cell>
          <table:table-cell office:value-type="string">
            <text:p>for a particular site</text:p>
          </table:table-cell>
          <table:table-cell office:value-type="string">
            <text:p>pour un site particulier</text:p>
          </table:table-cell>
        </table:table-row>
        <table:table-row table:style-name="ro1">
          <table:table-cell office:value-type="string">
            <text:p>searchForSpecies</text:p>
          </table:table-cell>
          <table:table-cell office:value-type="string">
            <text:p>Search for a species</text:p>
          </table:table-cell>
          <table:table-cell office:value-type="string">
            <text:p>Rechercher une espèce</text:p>
          </table:table-cell>
        </table:table-row>
        <table:table-row table:style-name="ro1">
          <table:table-cell office:value-type="string">
            <text:p>seeCriticalSites</text:p>
          </table:table-cell>
          <table:table-cell office:value-type="string">
            <text:p>and see its critical sites</text:p>
          </table:table-cell>
          <table:table-cell office:value-type="string">
            <text:p>et voir ses sites critiques</text:p>
          </table:table-cell>
        </table:table-row>
        <table:table-row table:style-name="ro1">
          <table:table-cell office:value-type="string">
            <text:p>introText1</text:p>
          </table:table-cell>
          <table:table-cell office:value-type="string">
            <text:p>The tool makes it easy to obtain information on the sites critical for waterbird species by accessing several independent databases and analysing information at the biogeographical population level, so providing a comprehensive basis for management and decision making. It is designed to help a range of different users from site managers to national authorities and international organisations. The CSN Tool, one of the major achievements of the Wings Over Wetlands (WOW) project, is also an important example of the added value of cooperation between likeminded conservation organisations, international conventions and agreements, governments, UN agencies and other donors.</text:p>
          </table:table-cell>
          <table:table-cell office:value-type="string">
            <text:p>Loutil facilite lobtention dinformations sur les sites critiques pour les espèces doiseaux deau en accédant à plusieurs bases de données indépendantes et en analysant les informations au niveau de la population biogéographique, fournissant ainsi une base complète pour la gestion et la prise de décision. Il est conçu pour aider un large éventail dutilisateurs, des gestionnaires de sites aux autorités nationales et aux organisations internationales. Loutil CSN, lune des principales réalisations du projet Wings Over Wetlands (WOW), illustre également la valeur ajoutée de la coopération entre des organisations de conservation, des conventions et des accords internationaux, des gouvernements, des agences des Nations Unies et dautres donateurs.</text:p>
          </table:table-cell>
        </table:table-row>
        <table:table-row table:style-name="ro1">
          <table:table-cell office:value-type="string">
            <text:p>introText2</text:p>
          </table:table-cell>
          <table:table-cell office:value-type="string">
            <text:p>The CSN Tool supports both AEWA and the Ramsar Convention on Wetlands. It is also relevant to the EU Birds Directive and the Bern Convention’s Emerald Network.</text:p>
          </table:table-cell>
          <table:table-cell office:value-type="string">
            <text:p>Loutil CSN soutient à la fois lAEWA et la Convention de Ramsar sur les zones humides. Il est également pertinent pour la Directive Oiseaux de lUE et le Réseau Emeraude de la Convention de Berne.</text:p>
          </table:table-cell>
        </table:table-row>
        <table:table-row table:style-name="ro1">
          <table:table-cell office:value-type="string">
            <text:p>geography</text:p>
          </table:table-cell>
          <table:table-cell office:value-type="string">
            <text:p>Geography</text:p>
          </table:table-cell>
          <table:table-cell office:value-type="string">
            <text:p>Géographie</text:p>
          </table:table-cell>
        </table:table-row>
        <table:table-row table:style-name="ro1">
          <table:table-cell office:value-type="string">
            <text:p>taxonomy</text:p>
          </table:table-cell>
          <table:table-cell office:value-type="string">
            <text:p>Taxonomy</text:p>
          </table:table-cell>
          <table:table-cell office:value-type="string">
            <text:p>Taxonomie</text:p>
          </table:table-cell>
        </table:table-row>
        <table:table-row table:style-name="ro1">
          <table:table-cell office:value-type="string">
            <text:p>habitat</text:p>
          </table:table-cell>
          <table:table-cell table:number-columns-repeated="2" office:value-type="string">
            <text:p>Habitat</text:p>
          </table:table-cell>
        </table:table-row>
        <table:table-row table:style-name="ro1">
          <table:table-cell office:value-type="string">
            <text:p>selectOneOption</text:p>
          </table:table-cell>
          <table:table-cell office:value-type="string">
            <text:p>Select at least one option</text:p>
          </table:table-cell>
          <table:table-cell office:value-type="string">
            <text:p>Sélectionnez au moins une option</text:p>
          </table:table-cell>
        </table:table-row>
        <table:table-row table:style-name="ro1">
          <table:table-cell office:value-type="string">
            <text:p>ramsar_region</text:p>
          </table:table-cell>
          <table:table-cell office:value-type="string">
            <text:p>Ramsar region</text:p>
          </table:table-cell>
          <table:table-cell office:value-type="string">
            <text:p>Ramsar region</text:p>
          </table:table-cell>
        </table:table-row>
        <table:table-row table:style-name="ro1">
          <table:table-cell office:value-type="string">
            <text:p>aewa_region</text:p>
          </table:table-cell>
          <table:table-cell table:number-columns-repeated="2" office:value-type="string">
            <text:p>AEWA region</text:p>
          </table:table-cell>
        </table:table-row>
        <table:table-row table:style-name="ro1">
          <table:table-cell office:value-type="string">
            <text:p>protection</text:p>
          </table:table-cell>
          <table:table-cell table:number-columns-repeated="2" office:value-type="string">
            <text:p>Protection</text:p>
          </table:table-cell>
        </table:table-row>
        <table:table-row table:style-name="ro1">
          <table:table-cell office:value-type="string">
            <text:p>site_threat</text:p>
          </table:table-cell>
          <table:table-cell office:value-type="string">
            <text:p>Site threat</text:p>
          </table:table-cell>
          <table:table-cell office:value-type="string">
            <text:p>Menace du site</text:p>
          </table:table-cell>
        </table:table-row>
        <table:table-row table:style-name="ro1">
          <table:table-cell office:value-type="string">
            <text:p>site_habitat</text:p>
          </table:table-cell>
          <table:table-cell office:value-type="string">
            <text:p>Site habitat</text:p>
          </table:table-cell>
          <table:table-cell office:value-type="string">
            <text:p>Habitat du site</text:p>
          </table:table-cell>
        </table:table-row>
        <table:table-row table:style-name="ro1">
          <table:table-cell office:value-type="string">
            <text:p>red_list_status</text:p>
          </table:table-cell>
          <table:table-cell office:value-type="string">
            <text:p>Red list status</text:p>
          </table:table-cell>
          <table:table-cell office:value-type="string">
            <text:p>Statut de la liste rouge</text:p>
          </table:table-cell>
        </table:table-row>
        <table:table-row table:style-name="ro1">
          <table:table-cell office:value-type="string">
            <text:p>aewa_annex_2</text:p>
          </table:table-cell>
          <table:table-cell office:value-type="string">
            <text:p>AEWA annex 2</text:p>
          </table:table-cell>
          <table:table-cell office:value-type="string">
            <text:p>AEWA annexe 2</text:p>
          </table:table-cell>
        </table:table-row>
        <table:table-row table:style-name="ro1">
          <table:table-cell office:value-type="string">
            <text:p>species_threat</text:p>
          </table:table-cell>
          <table:table-cell office:value-type="string">
            <text:p>Species threat</text:p>
          </table:table-cell>
          <table:table-cell office:value-type="string">
            <text:p>Menace despèce</text:p>
          </table:table-cell>
        </table:table-row>
        <table:table-row table:style-name="ro1">
          <table:table-cell office:value-type="string">
            <text:p>species_habitat_association</text:p>
          </table:table-cell>
          <table:table-cell office:value-type="string">
            <text:p>Species habitat association</text:p>
          </table:table-cell>
          <table:table-cell office:value-type="string">
            <text:p>Association dhabitat des espèces</text:p>
          </table:table-cell>
        </table:table-row>
        <table:table-row table:style-name="ro1">
          <table:table-cell office:value-type="string">
            <text:p>aewa_table_1_status</text:p>
          </table:table-cell>
          <table:table-cell office:value-type="string">
            <text:p>AEWA table 1 status</text:p>
          </table:table-cell>
          <table:table-cell office:value-type="string">
            <text:p>Statut de la table 1 de lAEWA</text:p>
          </table:table-cell>
        </table:table-row>
        <table:table-row table:style-name="ro1">
          <table:table-cell office:value-type="string">
            <text:p>eu_birds_directive</text:p>
          </table:table-cell>
          <table:table-cell office:value-type="string">
            <text:p>EU birds directive</text:p>
          </table:table-cell>
          <table:table-cell office:value-type="string">
            <text:p>Directive européenne sur les oiseaux</text:p>
          </table:table-cell>
        </table:table-row>
        <table:table-row table:style-name="ro1">
          <table:table-cell office:value-type="string">
            <text:p>cms_caf_action_plan</text:p>
          </table:table-cell>
          <table:table-cell office:value-type="string">
            <text:p>CMS CAF action plan</text:p>
          </table:table-cell>
          <table:table-cell office:value-type="string">
            <text:p>Plan daction CMS CAF</text:p>
          </table:table-cell>
        </table:table-row>
        <table:table-row table:style-name="ro1">
          <table:table-cell office:value-type="string">
            <text:p>multispecies_flyway</text:p>
          </table:table-cell>
          <table:table-cell office:value-type="string">
            <text:p>Multispecies flyway</text:p>
          </table:table-cell>
          <table:table-cell office:value-type="string">
            <text:p>Voie de migration multispécifique</text:p>
          </table:table-cell>
        </table:table-row>
        <table:table-row table:style-name="ro1">
          <table:table-cell office:value-type="string">
            <text:p>population_trend</text:p>
          </table:table-cell>
          <table:table-cell office:value-type="string">
            <text:p>Population trend</text:p>
          </table:table-cell>
          <table:table-cell office:value-type="string">
            <text:p>Tendance de la populat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8/11/2017</text:date>, <text:time>10:06: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75" meta:object-count="0"/>
    <meta:generator>OpenOffice/4.1.1$Unix OpenOffice.org_project/411m6$Build-9775</meta:generator>
  </office:meta>
</office:document-meta>
</file>